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d027a"/>
    </style:style>
    <style:style style:name="P2" style:family="paragraph" style:parent-style-name="Standard" style:list-style-name="L1">
      <style:text-properties officeooo:paragraph-rsid="000e7302"/>
    </style:style>
    <style:style style:name="P3" style:family="paragraph" style:parent-style-name="Standard" style:list-style-name="L1">
      <style:text-properties officeooo:paragraph-rsid="0010aed7"/>
    </style:style>
    <style:style style:name="P4" style:family="paragraph" style:parent-style-name="Standard" style:list-style-name="L1">
      <style:text-properties officeooo:paragraph-rsid="00124735"/>
    </style:style>
    <style:style style:name="P5" style:family="paragraph" style:parent-style-name="Standard" style:list-style-name="L1">
      <style:text-properties officeooo:paragraph-rsid="0015259b"/>
    </style:style>
    <style:style style:name="P6" style:family="paragraph" style:parent-style-name="Standard" style:list-style-name="L1">
      <style:text-properties officeooo:paragraph-rsid="0019514e"/>
    </style:style>
    <style:style style:name="P7" style:family="paragraph" style:parent-style-name="Standard" style:list-style-name="L1">
      <style:text-properties officeooo:rsid="000d027a" officeooo:paragraph-rsid="000d027a"/>
    </style:style>
    <style:style style:name="P8" style:family="paragraph" style:parent-style-name="Standard" style:list-style-name="L1">
      <style:text-properties officeooo:rsid="000e7302" officeooo:paragraph-rsid="000e7302"/>
    </style:style>
    <style:style style:name="P9" style:family="paragraph" style:parent-style-name="Standard" style:list-style-name="L1">
      <style:text-properties officeooo:rsid="000fd560" officeooo:paragraph-rsid="000fd560"/>
    </style:style>
    <style:style style:name="P10" style:family="paragraph" style:parent-style-name="Standard" style:list-style-name="L1">
      <style:text-properties officeooo:rsid="00180423" officeooo:paragraph-rsid="00180423"/>
    </style:style>
    <style:style style:name="P11" style:family="paragraph" style:parent-style-name="Standard" style:list-style-name="L1">
      <style:text-properties officeooo:rsid="00185e1d" officeooo:paragraph-rsid="00185e1d"/>
    </style:style>
    <style:style style:name="P12" style:family="paragraph" style:parent-style-name="Standard" style:list-style-name="L1">
      <style:text-properties officeooo:rsid="00124735" officeooo:paragraph-rsid="00124735"/>
    </style:style>
    <style:style style:name="P13" style:family="paragraph" style:parent-style-name="Standard" style:list-style-name="L1">
      <style:text-properties officeooo:rsid="0015259b" officeooo:paragraph-rsid="0015259b"/>
    </style:style>
    <style:style style:name="P14" style:family="paragraph" style:parent-style-name="Standard" style:list-style-name="L1">
      <style:text-properties officeooo:rsid="00163f67" officeooo:paragraph-rsid="00163f67"/>
    </style:style>
    <style:style style:name="P15" style:family="paragraph" style:parent-style-name="Standard" style:list-style-name="L1">
      <style:text-properties officeooo:rsid="0016b5fa" officeooo:paragraph-rsid="0016b5fa"/>
    </style:style>
    <style:style style:name="T1" style:family="text">
      <style:text-properties officeooo:rsid="000d027a"/>
    </style:style>
    <style:style style:name="T2" style:family="text">
      <style:text-properties officeooo:rsid="000e7302"/>
    </style:style>
    <style:style style:name="T3" style:family="text">
      <style:text-properties officeooo:rsid="000fd560"/>
    </style:style>
    <style:style style:name="T4" style:family="text">
      <style:text-properties officeooo:rsid="0010aed7"/>
    </style:style>
    <style:style style:name="T5" style:family="text">
      <style:text-properties officeooo:rsid="00124735"/>
    </style:style>
    <style:style style:name="T6" style:family="text">
      <style:text-properties officeooo:rsid="00142da9"/>
    </style:style>
    <style:style style:name="T7" style:family="text">
      <style:text-properties officeooo:rsid="0015259b"/>
    </style:style>
    <style:style style:name="T8" style:family="text">
      <style:text-properties officeooo:rsid="0015f725"/>
    </style:style>
    <style:style style:name="T9" style:family="text">
      <style:text-properties officeooo:rsid="0016b5fa"/>
    </style:style>
    <style:style style:name="T10" style:family="text">
      <style:text-properties officeooo:rsid="00180423"/>
    </style:style>
    <style:style style:name="T11" style:family="text">
      <style:text-properties officeooo:rsid="00185e1d"/>
    </style:style>
    <style:style style:name="T12" style:family="text">
      <style:text-properties officeooo:rsid="0019514e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97043524" text:style-name="L1">
        <text:list-item>
          <text:p text:style-name="P7">Несколько помещений (см. plan1.jpg), все автономные.</text:p>
        </text:list-item>
        <text:list-item>
          <text:p text:style-name="P7">Датчики в помещении: температура, влажность, освещенность, CO2, датчик присутствия человека, датчик открытия двери, <text:span text:style-name="T10">энергопоребление.</text:span></text:p>
        </text:list-item>
        <text:list-item>
          <text:p text:style-name="P1"><text:span text:style-name="T1">Управляющие устройства: нагреватель, увлажнитель, кондиционер, УФ-лампа, </text:span><text:span text:style-name="T2">свет</text:span><text:span text:style-name="T1">, бризер.</text:span></text:p>
        </text:list-item>
        <text:list-item>
          <text:p text:style-name="P7">Внешние условия: <text:span text:style-name="T2">температура, освещенность.</text:span></text:p>
        </text:list-item>
        <text:list-item>
          <text:p text:style-name="P8">Правила работы:</text:p>
          <text:list>
            <text:list-item>
              <text:p text:style-name="P2"><text:span text:style-name="T3">Температура — т</text:span><text:span text:style-name="T2">емплообмен с окружающей средой </text:span><text:span text:style-name="T3">(</text:span><text:span text:style-name="T2">линейное движение значений к внешним условиям</text:span><text:span text:style-name="T3">) + в</text:span><text:span text:style-name="T2">ключенный нагреватель </text:span><text:span text:style-name="T3">и кондиционер влияют на коэффициент)</text:span></text:p>
            </text:list-item>
            <text:list-item>
              <text:p text:style-name="P2"><text:span text:style-name="T2">Освещенно</text:span><text:span text:style-name="T3">сть — внешняя + свет. </text:span></text:p>
            </text:list-item>
            <text:list-item>
              <text:p text:style-name="P9">Влажность — увлажнитель линейно увеличивает влажность до некоторой максимальной. Если выключен, влажность линейно падает до фоновой.</text:p>
            </text:list-item>
            <text:list-item>
              <text:p text:style-name="P3"><text:span text:style-name="T4">CO2 — 400 ppm, при наличии </text:span><text:span text:style-name="T6">людей</text:span><text:span text:style-name="T4"> линейно растет до 2000 ppm, бризер — линейно уменьшается до 400 ppm, </text:span><text:span text:style-name="T6">при этом бризер "сильнее" одного человека, но слабее двух</text:span><text:span text:style-name="T4">.</text:span></text:p>
            </text:list-item>
            <text:list-item>
              <text:p text:style-name="P10">Внешние параметры задаются спец. командами и имеют свои датчики.</text:p>
            </text:list-item>
            <text:list-item>
              <text:p text:style-name="P11">Энергопотребление — сумма мощности всех включенных устройств.</text:p>
            </text:list-item>
          </text:list>
        </text:list-item>
        <text:list-item>
          <text:p text:style-name="P12">Индикация включено/выключено для всех управляющих устройств.</text:p>
        </text:list-item>
        <text:list-item>
          <text:p text:style-name="P4">Управление <text:span text:style-name="T5">микроклиматом</text:span>.</text:p>
          <text:list>
            <text:list-item>
              <text:p text:style-name="P12">Задание целевой температуры/влажности, автоматическое включение нагревателя, кондиционера и увлажнителя.</text:p>
            </text:list-item>
            <text:list-item>
              <text:p text:style-name="P12">Минимизация CO2 — автоматическое включение бризера при <text:span text:style-name="T6">появлении людей, выключение при достижении 400 ppm.</text:span></text:p>
            </text:list-item>
            <text:list-item>
              <text:p text:style-name="P5"><text:span text:style-name="T7">Включение УФ-</text:span><text:span text:style-name="T8">лампы</text:span><text:span text:style-name="T7"> </text:span><text:span text:style-name="T8">по расписанию (раз в полчаса на пять минут)</text:span><text:span text:style-name="T7">, автоматическое выключение при </text:span><text:span text:style-name="T8">открытии двери или</text:span><text:span text:style-name="T7"> </text:span><text:span text:style-name="T8">наличии</text:span><text:span text:style-name="T7"> людей, затем включение обратно.</text:span></text:p>
            </text:list-item>
            <text:list-item>
              <text:p text:style-name="P13">Освещение — <text:span text:style-name="T8">принудительное включение, уровень суммируется с внешним, но не больше максимального.</text:span></text:p>
            </text:list-item>
            <text:list-item>
              <text:p text:style-name="P11">Санузел — внешняя освещенность 0, автоматическое управление светом и УФ-лампой по датчику наличия человека и открытия двери.</text:p>
            </text:list-item>
          </text:list>
        </text:list-item>
        <text:list-item>
          <text:p text:style-name="P14">Приборная панель</text:p>
          <text:list>
            <text:list-item>
              <text:p text:style-name="P14">Добавить в картинку внизу пустое белое поле.</text:p>
            </text:list-item>
            <text:list-item>
              <text:p text:style-name="P15">В комнатах — индикаторы в виде прогресс-баров для температуры, влажности, CO2, освещенности + числовые значения, <text:span text:style-name="T11">светодиод наличия человека, </text:span><text:span text:style-name="T12">настройка конфигурационных параметров граф. программы с целевой температурой и влажностью.</text:span></text:p>
            </text:list-item>
            <text:list-item>
              <text:p text:style-name="P15">Снаружи — индикаторы как в комнатах но без CO2.</text:p>
            </text:list-item>
            <text:list-item>
              <text:p text:style-name="P11">В коридоре — датчики открытия дверей (светодиоды) и датчики энергопотребления по комнатам (стрелочные).</text:p>
            </text:list-item>
            <text:list-item>
              <text:p text:style-name="P11">В санузле — датчик освещенности и присутствия человека.</text:p>
            </text:list-item>
            <text:list-item>
              <text:p text:style-name="P6"><text:span text:style-name="T12">В</text:span><text:span text:style-name="T9">низу </text:span><text:span text:style-name="T10">на белом поле: </text:span><text:span text:style-name="T12">температуры и влажности в 3-х комнатах (в два вертикальных ряда), справа/слева от них контролы для задания внешних условий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Денис  Беспалов</meta:initial-creator>
    <meta:creation-date>2020-08-11T14:01:09.292513536</meta:creation-date>
    <dc:date>2020-08-11T19:38:40.407210729</dc:date>
    <dc:creator>Денис  Беспалов</dc:creator>
    <meta:editing-duration>PT17M35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1" meta:paragraph-count="25" meta:word-count="301" meta:character-count="2348" meta:non-whitespace-character-count="2033"/>
  </office:meta>
</office:document-meta>
</file>